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9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Heading_20_1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/>
    </style:style>
    <style:style style:name="ce7" style:family="table-cell" style:parent-style-name="Default" style:data-style-name="N1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26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</style:style>
    <style:style style:name="ce10" style:family="table-cell" style:parent-style-name="Heading_20_1" style:data-style-name="N100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1" style:family="table-cell" style:parent-style-name="Heading_20_2" style:data-style-name="N100">
      <style:table-cell-properties fo:background-color="#81d41a" style:text-align-source="fix" style:repeat-content="false" fo:wrap-option="wrap" fo:border="1.5pt solid #81d41a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2" style:family="table-cell" style:parent-style-name="Default" style:data-style-name="N100">
      <style:table-cell-properties fo:background-color="transparent"/>
    </style:style>
    <style:style style:name="ce103" style:family="table-cell" style:parent-style-name="Heading_20_2" style:data-style-name="N100">
      <style:table-cell-properties fo:background-color="#ed4c05" style:text-align-source="fix" style:repeat-content="false" fo:wrap-option="wrap" fo:border="1.5pt solid #ed4c0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4" style:family="table-cell" style:parent-style-name="Default" style:data-style-name="N100">
      <style:table-cell-properties fo:border="1.5pt solid #ed4c05"/>
    </style:style>
    <style:style style:name="ce105" style:family="table-cell" style:parent-style-name="Heading_20_2" style:data-style-name="N100">
      <style:table-cell-properties fo:background-color="#780373" style:text-align-source="fix" style:repeat-content="false" fo:wrap-option="wrap" fo:border="1.5pt solid #78037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6" style:family="table-cell" style:parent-style-name="Default" style:data-style-name="N100"/>
    <style:style style:name="ce107" style:family="table-cell" style:parent-style-name="Heading_20_2" style:data-style-name="N100">
      <style:table-cell-properties fo:background-color="#168253" style:text-align-source="fix" style:repeat-content="false" fo:wrap-option="wrap" fo:border="1.5pt solid #16825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8" style:family="table-cell" style:parent-style-name="Heading_20_2" style:data-style-name="N100">
      <style:table-cell-properties fo:background-color="#443205" style:text-align-source="fix" style:repeat-content="false" fo:wrap-option="wrap" fo:border="1.5pt solid #44320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9" style:family="table-cell" style:parent-style-name="Heading_20_2" style:data-style-name="N100">
      <style:table-cell-properties fo:background-color="#808080" style:text-align-source="fix" style:repeat-content="false" fo:wrap-option="wrap" fo:border="1.5pt solid #808080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0" style:family="table-cell" style:parent-style-name="Heading_20_2" style:data-style-name="N100">
      <style:table-cell-properties fo:background-color="#e16173" style:text-align-source="fix" style:repeat-content="false" fo:wrap-option="wrap" fo:border="1.5pt solid #e1617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1" style:family="table-cell" style:parent-style-name="Heading_20_2" style:data-style-name="N100">
      <style:table-cell-properties fo:background-color="#383d3c" style:text-align-source="fix" style:repeat-content="false" fo:wrap-option="wrap" fo:border="1.5pt solid #383d3c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2" style:family="table-cell" style:parent-style-name="Heading_20_2" style:data-style-name="N100">
      <style:table-cell-properties fo:background-color="#ff860d" style:text-align-source="fix" style:repeat-content="false" fo:wrap-option="wrap" fo:border="1.5pt solid #ff860d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3" style:family="table-cell" style:parent-style-name="Heading_20_2" style:data-style-name="N100">
      <style:table-cell-properties fo:background-color="#ffff6d" style:text-align-source="fix" style:repeat-content="false" fo:wrap-option="wrap" fo:border="1.5pt solid #ffff6d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4" style:family="table-cell" style:parent-style-name="Heading_20_2" style:data-style-name="N100">
      <style:table-cell-properties fo:background-color="#ffb66c" style:text-align-source="fix" style:repeat-content="false" fo:wrap-option="wrap" fo:border="1.5pt solid #ffb66c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5" style:family="table-cell" style:parent-style-name="Heading_20_2" style:data-style-name="N100">
      <style:table-cell-properties fo:background-color="#666666" style:text-align-source="fix" style:repeat-content="false" fo:wrap-option="wrap" fo:border="1.5pt solid #666666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6" style:family="table-cell" style:parent-style-name="Heading_20_2" style:data-style-name="N100">
      <style:table-cell-properties fo:background-color="#ffaa95" style:text-align-source="fix" style:repeat-content="false" fo:wrap-option="wrap" fo:border="1.5pt solid #ffaa9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7" style:family="table-cell" style:parent-style-name="Heading_20_2" style:data-style-name="N100">
      <style:table-cell-properties fo:background-color="#1e6a39" style:text-align-source="fix" style:repeat-content="false" fo:wrap-option="wrap" fo:border="1.5pt solid #1e6a39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8" style:family="table-cell" style:parent-style-name="Heading_20_2" style:data-style-name="N100">
      <style:table-cell-properties style:text-align-source="fix" style:repeat-content="false" fo:wrap-option="wrap" fo:border="1.5pt solid #729fcf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9" style:family="table-cell" style:parent-style-name="Heading_20_2" style:data-style-name="N100">
      <style:table-cell-properties fo:background-color="#650953" style:text-align-source="fix" style:repeat-content="false" fo:wrap-option="wrap" fo:border="1.5pt solid #65095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20" style:family="table-cell" style:parent-style-name="Heading_20_2" style:data-style-name="N100">
      <style:table-cell-properties fo:background-color="#8e86ae" style:text-align-source="fix" style:repeat-content="false" fo:wrap-option="wrap" fo:border="1.5pt solid #8e86ae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21" style:family="table-cell" style:parent-style-name="Heading_20_2" style:data-style-name="N100">
      <style:table-cell-properties fo:background-color="#b85c00" style:text-align-source="fix" style:repeat-content="false" fo:wrap-option="wrap" fo:border="1.5pt solid #b85c00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37" style:family="table-cell" style:parent-style-name="Default" style:data-style-name="N100">
      <style:table-cell-properties style:text-align-source="fix" style:repeat-content="false" fo:background-color="transparent" fo:wrap-option="wrap" fo:border="1.5pt solid #81d41a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0">
      <style:table-cell-properties style:text-align-source="fix" style:repeat-content="false" fo:wrap-option="wrap" fo:border="1.5pt solid #ed4c0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00">
      <style:table-cell-properties style:text-align-source="fix" style:repeat-content="false" fo:wrap-option="wrap" fo:border="1.5pt solid #78037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00">
      <style:table-cell-properties style:text-align-source="fix" style:repeat-content="false" fo:wrap-option="wrap" fo:border="1.5pt solid #16825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wrap-option="wrap" fo:border="1.5pt solid #44320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00">
      <style:table-cell-properties style:text-align-source="fix" style:repeat-content="false" fo:wrap-option="wrap" fo:border="1.5pt solid #80808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0">
      <style:table-cell-properties style:text-align-source="fix" style:repeat-content="false" fo:wrap-option="wrap" fo:border="1.5pt solid #e1617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00">
      <style:table-cell-properties style:text-align-source="fix" style:repeat-content="false" fo:wrap-option="wrap" fo:border="1.5pt solid #383d3c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0">
      <style:table-cell-properties style:text-align-source="fix" style:repeat-content="false" fo:wrap-option="wrap" fo:border="1.5pt solid #ff860d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100">
      <style:table-cell-properties style:text-align-source="fix" style:repeat-content="false" fo:wrap-option="wrap" fo:border="1.5pt solid #ffff6d" style:vertical-align="middle"/>
      <style:paragraph-properties fo:text-align="start" fo:margin-left="0in"/>
      <style:text-properties style:font-name="Liberation Serif" fo:font-size="12pt" fo:font-weight="bold" style:font-name-asian="DejaVu Sans" style:font-size-asian="12pt" style:font-weight-asian="bold" style:font-name-complex="Noto Sans Arabic" style:font-size-complex="12pt" style:font-weight-complex="bold"/>
    </style:style>
    <style:style style:name="ce47" style:family="table-cell" style:parent-style-name="Default" style:data-style-name="N100">
      <style:table-cell-properties style:text-align-source="fix" style:repeat-content="false" fo:wrap-option="wrap" fo:border="1.5pt solid #ffff6d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wrap-option="wrap" fo:border="1.5pt solid #ffb66c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style:text-align-source="fix" style:repeat-content="false" fo:wrap-option="wrap" fo:border="1.5pt solid #666666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0">
      <style:table-cell-properties style:text-align-source="fix" style:repeat-content="false" fo:wrap-option="wrap" fo:border="1.5pt solid #ffaa9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00">
      <style:table-cell-properties style:text-align-source="fix" style:repeat-content="false" fo:wrap-option="wrap" fo:border="1.5pt solid #1e6a39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0">
      <style:table-cell-properties style:text-align-source="fix" style:repeat-content="false" fo:wrap-option="wrap" fo:border="1.5pt solid #729fcf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00">
      <style:table-cell-properties style:text-align-source="fix" style:repeat-content="false" fo:wrap-option="wrap" fo:border="1.5pt solid #65095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wrap-option="wrap" fo:border="1.5pt solid #8e86a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00">
      <style:table-cell-properties style:text-align-source="fix" style:repeat-content="false" fo:wrap-option="wrap" fo:border="1.5pt solid #b85c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Heading_20_1" style:data-style-name="N100">
      <style:text-properties style:use-window-font-color="true" fo:font-weight="bold" style:font-weight-asian="bold" style:font-weight-complex="bold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145" style:family="table-cell" style:parent-style-name="Default" style:data-style-name="N100">
      <style:table-cell-properties style:text-align-source="fix" style:repeat-content="false" style:vertical-align="bottom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9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100">
      <style:text-properties fo:font-weight="bold" style:font-weight-asian="bold" style:font-weight-complex="bold"/>
    </style:style>
    <style:style style:name="ce152" style:family="table-cell" style:parent-style-name="Default" style:data-style-name="N100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it Codes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6"/>
        <table:table-column table:style-name="co2" table:number-columns-repeated="3" table:default-cell-style-name="ce27"/>
        <table:table-column table:style-name="co2" table:default-cell-style-name="ce9"/>
        <table:table-row table:style-name="ro1">
          <table:table-cell table:style-name="ce1" office:value-type="string" calcext:value-type="string">
            <text:p>Exit Code</text:p>
          </table:table-cell>
          <table:table-cell table:style-name="ce1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1"/>
          <table:covered-table-cell table:style-name="ce8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25" office:value-type="string" calcext:value-type="string" table:number-columns-spanned="5" table:number-rows-spanned="1">
            <text:p>Operation was successful</text:p>
          </table:table-cell>
          <table:covered-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Make was executed in wrong directory location. <text:s/>The ‘.Make.Instruction’ file was not found.</text:p>
          </table:table-cell>
          <table:covered-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Unable to parse the ‘.Make.Instruction’ file; possibly due to a formatting or syntax error within the file itself.</text:p>
          </table:table-cell>
          <table:covered-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Unable to delete the previously created ‘.TMP-MAKE’ directory that contains out-of-date asset files.</text:p>
          </table:table-cell>
          <table:covered-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Unable to create the Temporary Directory, ‘.TMP-MAKE’ to store the game asset files.</text:p>
          </table:table-cell>
          <table:covered-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5" table:number-rows-spanned="1">
            <text:p>Unable to duplicate game asset files from the Development Source into the Zdoom Filesystem Structure.</text:p>
          </table:table-cell>
          <table:covered-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5" table:number-rows-spanned="1">
            <text:p>Failed to generate the project build using the Game Assets stored within the Temporary Directory.</text:p>
          </table:table-cell>
          <table:covered-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Unable to delete the ‘.TMP-MAKE’ directory that was created within this session.</text:p>
          </table:table-cell>
          <table:covered-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Unable to open the ‘.Make.Instruction’ file for Read access.</text:p>
          </table:table-cell>
          <table:covered-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 table:number-columns-spanned="5" table:number-rows-spanned="1">
            <text:p>Error reached while parsing strings from ‘.Make.Instruction’ file.</text:p>
          </table:table-cell>
          <table:covered-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 table:number-columns-spanned="5" table:number-rows-spanned="1">
            <text:p>Failed to capture the contents from the ‘.Make.Instructions’ file. <text:s/>File is possibly too large, incorrect format, or in an unreadable state.</text:p>
          </table:table-cell>
          <table:covered-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 table:number-columns-spanned="5" table:number-rows-spanned="1">
            <text:p>Populated List does not contain any useful instructions from the ‘.Make.Instructions’ file; there was no useful compile instructions.</text:p>
          </table:table-cell>
          <table:covered-table-cell table:number-columns-repeated="4"/>
        </table:table-row>
      </table:table>
      <table:table table:name="Files" table:style-name="ta1">
        <table:table-column table:style-name="co3" table:default-cell-style-name="ce16"/>
        <table:table-column table:style-name="co2" table:number-columns-repeated="16383" table:default-cell-style-name="ce16"/>
        <table:table-row table:style-name="ro2">
          <table:table-cell table:style-name="ce10" office:value-type="string" calcext:value-type="string">
            <text:p>Category</text:p>
          </table:table-cell>
          <table:table-cell table:style-name="ce10" office:value-type="string" calcext:value-type="string" table:number-columns-spanned="4" table:number-rows-spanned="1">
            <text:p>Development Path</text:p>
          </table:table-cell>
          <table:covered-table-cell table:number-columns-repeated="3" table:style-name="ce141"/>
          <table:table-cell table:style-name="ce10" office:value-type="string" calcext:value-type="string" table:number-columns-spanned="4" table:number-rows-spanned="1">
            <text:p>ZDoom Filesystem</text:p>
          </table:table-cell>
          <table:covered-table-cell table:number-columns-repeated="3" table:style-name="ce141"/>
          <table:table-cell table:number-columns-repeated="16375"/>
        </table:table-row>
        <table:table-row table:style-name="ro4">
          <table:table-cell table:style-name="ce101" office:value-type="string" calcext:value-type="string" table:number-columns-spanned="1" table:number-rows-spanned="10">
            <text:p>ACS</text:p>
          </table:table-cell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2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7"/>
          <table:table-cell table:number-columns-repeated="5"/>
          <table:table-cell table:style-name="ce142" office:value-type="string" calcext:value-type="string">
            <text:p>LEGEND:</text:p>
          </table:table-cell>
          <table:table-cell table:style-name="ce145" office:value-type="string" calcext:value-type="string">
            <text:p>VARIABLE</text:p>
          </table:table-cell>
          <table:table-cell table:style-name="ce62" office:value-type="string" calcext:value-type="string">
            <text:p>IS</text:p>
          </table:table-cell>
          <table:table-cell table:style-name="ce149" office:value-type="string" calcext:value-type="string" table:number-columns-spanned="3" table:number-rows-spanned="1">
            <text:p>VALUE</text:p>
          </table:table-cell>
          <table:covered-table-cell table:number-columns-repeated="2" table:style-name="ce62"/>
          <table:table-cell table:style-name="ce62" office:value-type="string" calcext:value-type="string">
            <text:p>TYPE</text:p>
          </table:table-cell>
          <table:table-cell table:number-columns-repeated="16363"/>
        </table:table-row>
        <table:table-row table:style-name="ro4">
          <table:covered-table-cell table:style-name="ce102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7"/>
          <table:table-cell table:number-columns-repeated="5"/>
          <table:table-cell table:style-name="ce143"/>
          <table:table-cell table:style-name="ce144" office:value-type="string" calcext:value-type="string">
            <text:p>PROJDIR</text:p>
          </table:table-cell>
          <table:table-cell table:style-name="ce143" office:value-type="string" calcext:value-type="string">
            <text:p>=</text:p>
          </table:table-cell>
          <table:table-cell table:style-name="ce150" office:value-type="string" calcext:value-type="string" table:number-columns-spanned="3" table:number-rows-spanned="1">
            <text:p>{{PROJECT_SOURCE_PATH}}</text:p>
          </table:table-cell>
          <table:covered-table-cell table:number-columns-repeated="2" table:style-name="ce151"/>
          <table:table-cell table:style-name="ce152" office:value-type="string" calcext:value-type="string">
            <text:p>DIRECTORY</text:p>
          </table:table-cell>
          <table:table-cell table:number-columns-repeated="16363"/>
        </table:table-row>
        <table:table-row table:style-name="ro4">
          <table:covered-table-cell table:style-name="ce102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7"/>
          <table:table-cell table:number-columns-repeated="6"/>
          <table:table-cell table:style-name="ce144" office:value-type="string" calcext:value-type="string">
            <text:p>TMPDIR</text:p>
          </table:table-cell>
          <table:table-cell table:style-name="ce143" office:value-type="string" calcext:value-type="string">
            <text:p>=</text:p>
          </table:table-cell>
          <table:table-cell table:style-name="ce150" office:value-type="string" calcext:value-type="string" table:number-columns-spanned="3" table:number-rows-spanned="1">
            <text:p>%PROJDIR%/.TMP-MAKE</text:p>
          </table:table-cell>
          <table:covered-table-cell table:number-columns-repeated="2" table:style-name="ce151"/>
          <table:table-cell table:style-name="ce152" office:value-type="string" calcext:value-type="string">
            <text:p>DIRECTORY</text:p>
          </table:table-cell>
          <table:table-cell table:number-columns-repeated="16363"/>
        </table:table-row>
        <table:table-row table:style-name="ro4">
          <table:covered-table-cell table:style-name="ce102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2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7"/>
          <table:table-cell table:number-columns-repeated="5"/>
          <table:table-cell table:style-name="ce142" office:value-type="string" calcext:value-type="string">
            <text:p>RESOURCE</text:p>
          </table:table-cell>
          <table:table-cell table:number-columns-repeated="16369"/>
        </table:table-row>
        <table:table-row table:style-name="ro4">
          <table:covered-table-cell table:style-name="ce102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7"/>
          <table:table-cell table:number-columns-repeated="5"/>
          <table:table-cell table:style-name="ce144" office:value-type="string" calcext:value-type="string">
            <text:p>1</text:p>
          </table:table-cell>
          <table:table-cell table:style-name="ce146" office:value-type="string" calcext:value-type="string" table:number-columns-spanned="3" table:number-rows-spanned="1">
            <text:p><text:a xlink:href="https://zdoom.org/wiki/Using_ZIPs_as_WAD_replacement" xlink:type="simple">Zdoom Wiki</text:a></text:p>
          </table:table-cell>
          <table:covered-table-cell table:number-columns-repeated="2" table:style-name="ce148"/>
          <table:table-cell table:number-columns-repeated="16366"/>
        </table:table-row>
        <table:table-row table:style-name="ro4">
          <table:covered-table-cell table:style-name="ce102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7"/>
          <table:table-cell table:number-columns-repeated="5"/>
          <table:table-cell table:style-name="ce144" office:value-type="string" calcext:value-type="string">
            <text:p>2</text:p>
          </table:table-cell>
          <table:table-cell table:style-name="ce146" office:value-type="string" calcext:value-type="string" table:number-columns-spanned="3" table:number-rows-spanned="1">
            <text:p><text:a xlink:href="https://github.com/SibTiger/TGRDM3" xlink:type="simple">TGRDM3 – Morgenstern</text:a></text:p>
          </table:table-cell>
          <table:covered-table-cell table:number-columns-repeated="2" table:style-name="ce148"/>
          <table:table-cell table:number-columns-repeated="16366"/>
        </table:table-row>
        <table:table-row table:style-name="ro4">
          <table:covered-table-cell table:style-name="ce102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2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table-cell table:style-name="ce103" office:value-type="string" calcext:value-type="string" table:number-columns-spanned="1" table:number-rows-spanned="10">
            <text:p>COLORMAPS</text:p>
          </table:table-cell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 table:style-name="ce104"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 table:style-name="ce104"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 table:style-name="ce104"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 table:style-name="ce104"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 table:style-name="ce104"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 table:style-name="ce104"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 table:style-name="ce104"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 table:style-name="ce104"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 table:style-name="ce104"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table-cell table:style-name="ce105" office:value-type="string" calcext:value-type="string" table:number-columns-spanned="1" table:number-rows-spanned="10">
            <text:p>DECORATE</text:p>
          </table:table-cell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table-cell table:style-name="ce107" office:value-type="string" calcext:value-type="string" table:number-columns-spanned="1" table:number-rows-spanned="10">
            <text:p>DOCUMENTATION</text:p>
          </table:table-cell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table-cell table:style-name="ce108" office:value-type="string" calcext:value-type="string" table:number-columns-spanned="1" table:number-rows-spanned="10">
            <text:p>FILTER</text:p>
          </table:table-cell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table-cell table:style-name="ce109" office:value-type="string" calcext:value-type="string" table:number-columns-spanned="1" table:number-rows-spanned="10">
            <text:p>GLDEFS</text:p>
          </table:table-cell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table-cell table:style-name="ce110" office:value-type="string" calcext:value-type="string" table:number-columns-spanned="1" table:number-rows-spanned="10">
            <text:p>GRAPHICS</text:p>
          </table:table-cell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table-cell table:style-name="ce111" office:value-type="string" calcext:value-type="string" table:number-columns-spanned="1" table:number-rows-spanned="10">
            <text:p>HIRES</text:p>
          </table:table-cell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table-cell table:style-name="ce112" office:value-type="string" calcext:value-type="string" table:number-columns-spanned="1" table:number-rows-spanned="10">
            <text:p>MAPINFO</text:p>
          </table:table-cell>
          <table:table-cell table:style-name="ce45" table:number-columns-spanned="4" table:number-rows-spanned="1"/>
          <table:covered-table-cell table:number-columns-repeated="3" table:style-name="ce45"/>
          <table:table-cell table:style-name="ce45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5"/>
          <table:table-cell table:number-columns-repeated="16375"/>
        </table:table-row>
        <table:table-row table:style-name="ro4">
          <table:covered-table-cell/>
          <table:table-cell table:style-name="ce45" table:number-columns-spanned="4" table:number-rows-spanned="1"/>
          <table:covered-table-cell table:number-columns-repeated="3" table:style-name="ce45"/>
          <table:table-cell table:style-name="ce45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5"/>
          <table:table-cell table:number-columns-repeated="16375"/>
        </table:table-row>
        <table:table-row table:style-name="ro4">
          <table:covered-table-cell/>
          <table:table-cell table:style-name="ce45" table:number-columns-spanned="4" table:number-rows-spanned="1"/>
          <table:covered-table-cell table:number-columns-repeated="3" table:style-name="ce45"/>
          <table:table-cell table:style-name="ce45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5"/>
          <table:table-cell table:number-columns-repeated="16375"/>
        </table:table-row>
        <table:table-row table:style-name="ro4">
          <table:covered-table-cell/>
          <table:table-cell table:style-name="ce45" table:number-columns-spanned="4" table:number-rows-spanned="1"/>
          <table:covered-table-cell table:number-columns-repeated="3" table:style-name="ce45"/>
          <table:table-cell table:style-name="ce45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5"/>
          <table:table-cell table:number-columns-repeated="16375"/>
        </table:table-row>
        <table:table-row table:style-name="ro4">
          <table:covered-table-cell/>
          <table:table-cell table:style-name="ce45" table:number-columns-spanned="4" table:number-rows-spanned="1"/>
          <table:covered-table-cell table:number-columns-repeated="3" table:style-name="ce45"/>
          <table:table-cell table:style-name="ce45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5"/>
          <table:table-cell table:number-columns-repeated="16375"/>
        </table:table-row>
        <table:table-row table:style-name="ro4">
          <table:covered-table-cell/>
          <table:table-cell table:style-name="ce45" table:number-columns-spanned="4" table:number-rows-spanned="1"/>
          <table:covered-table-cell table:number-columns-repeated="3" table:style-name="ce45"/>
          <table:table-cell table:style-name="ce45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5"/>
          <table:table-cell table:number-columns-repeated="16375"/>
        </table:table-row>
        <table:table-row table:style-name="ro4">
          <table:covered-table-cell/>
          <table:table-cell table:style-name="ce45" table:number-columns-spanned="4" table:number-rows-spanned="1"/>
          <table:covered-table-cell table:number-columns-repeated="3" table:style-name="ce45"/>
          <table:table-cell table:style-name="ce45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5"/>
          <table:table-cell table:number-columns-repeated="16375"/>
        </table:table-row>
        <table:table-row table:style-name="ro4">
          <table:covered-table-cell/>
          <table:table-cell table:style-name="ce45" table:number-columns-spanned="4" table:number-rows-spanned="1"/>
          <table:covered-table-cell table:number-columns-repeated="3" table:style-name="ce45"/>
          <table:table-cell table:style-name="ce45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5"/>
          <table:table-cell table:number-columns-repeated="16375"/>
        </table:table-row>
        <table:table-row table:style-name="ro4">
          <table:covered-table-cell/>
          <table:table-cell table:style-name="ce45" table:number-columns-spanned="4" table:number-rows-spanned="1"/>
          <table:covered-table-cell table:number-columns-repeated="3" table:style-name="ce45"/>
          <table:table-cell table:style-name="ce45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5"/>
          <table:table-cell table:number-columns-repeated="16375"/>
        </table:table-row>
        <table:table-row table:style-name="ro4">
          <table:covered-table-cell/>
          <table:table-cell table:style-name="ce45" table:number-columns-spanned="4" table:number-rows-spanned="1"/>
          <table:covered-table-cell table:number-columns-repeated="3" table:style-name="ce45"/>
          <table:table-cell table:style-name="ce45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5"/>
          <table:table-cell table:number-columns-repeated="16375"/>
        </table:table-row>
        <table:table-row table:style-name="ro4">
          <table:table-cell table:style-name="ce113" office:value-type="string" calcext:value-type="string" table:number-columns-spanned="1" table:number-rows-spanned="10">
            <text:p>MAPS</text:p>
          </table:table-cell>
          <table:table-cell table:style-name="ce131" office:value-type="string" calcext:value-type="string" table:number-columns-spanned="4" table:number-rows-spanned="1">
            <text:p>%PROJDIR%/Maps/E1M1.wad</text:p>
          </table:table-cell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table-cell table:style-name="ce114" office:value-type="string" calcext:value-type="string" table:number-columns-spanned="1" table:number-rows-spanned="10">
            <text:p>MUSIC</text:p>
          </table:table-cell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table-cell table:style-name="ce115" office:value-type="string" calcext:value-type="string" table:number-columns-spanned="1" table:number-rows-spanned="10">
            <text:p>PATCHES</text:p>
          </table:table-cell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table-cell table:style-name="ce116" office:value-type="string" calcext:value-type="string" table:number-columns-spanned="1" table:number-rows-spanned="10">
            <text:p>SOUNDS</text:p>
          </table:table-cell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table-cell table:style-name="ce117" office:value-type="string" calcext:value-type="string" table:number-columns-spanned="1" table:number-rows-spanned="10">
            <text:p>SOURCE</text:p>
          </table:table-cell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table-cell table:style-name="ce118" office:value-type="string" calcext:value-type="string" table:number-columns-spanned="1" table:number-rows-spanned="10">
            <text:p>SPRITES</text:p>
          </table:table-cell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table-cell table:style-name="ce119" office:value-type="string" calcext:value-type="string" table:number-columns-spanned="1" table:number-rows-spanned="10">
            <text:p>TEXTURES</text:p>
          </table:table-cell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table-cell table:style-name="ce120" office:value-type="string" calcext:value-type="string" table:number-columns-spanned="1" table:number-rows-spanned="10">
            <text:p>VOICES</text:p>
          </table:table-cell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table-cell table:style-name="ce121" office:value-type="string" calcext:value-type="string" table:number-columns-spanned="1" table:number-rows-spanned="10">
            <text:p>VOXELS</text:p>
          </table:table-cell>
          <table:table-cell table:style-name="ce55" table:number-columns-spanned="4" table:number-rows-spanned="1"/>
          <table:covered-table-cell table:number-columns-repeated="3" table:style-name="ce55"/>
          <table:table-cell table:style-name="ce55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5"/>
          <table:table-cell table:number-columns-repeated="16375"/>
        </table:table-row>
        <table:table-row table:style-name="ro4">
          <table:covered-table-cell/>
          <table:table-cell table:style-name="ce55" table:number-columns-spanned="4" table:number-rows-spanned="1"/>
          <table:covered-table-cell table:number-columns-repeated="3" table:style-name="ce55"/>
          <table:table-cell table:style-name="ce55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5"/>
          <table:table-cell table:number-columns-repeated="16375"/>
        </table:table-row>
        <table:table-row table:style-name="ro4">
          <table:covered-table-cell/>
          <table:table-cell table:style-name="ce55" table:number-columns-spanned="4" table:number-rows-spanned="1"/>
          <table:covered-table-cell table:number-columns-repeated="3" table:style-name="ce55"/>
          <table:table-cell table:style-name="ce55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5"/>
          <table:table-cell table:number-columns-repeated="16375"/>
        </table:table-row>
        <table:table-row table:style-name="ro4">
          <table:covered-table-cell/>
          <table:table-cell table:style-name="ce55" table:number-columns-spanned="4" table:number-rows-spanned="1"/>
          <table:covered-table-cell table:number-columns-repeated="3" table:style-name="ce55"/>
          <table:table-cell table:style-name="ce55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5"/>
          <table:table-cell table:number-columns-repeated="16375"/>
        </table:table-row>
        <table:table-row table:style-name="ro4">
          <table:covered-table-cell/>
          <table:table-cell table:style-name="ce55" table:number-columns-spanned="4" table:number-rows-spanned="1"/>
          <table:covered-table-cell table:number-columns-repeated="3" table:style-name="ce55"/>
          <table:table-cell table:style-name="ce55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5"/>
          <table:table-cell table:number-columns-repeated="16375"/>
        </table:table-row>
        <table:table-row table:style-name="ro4">
          <table:covered-table-cell/>
          <table:table-cell table:style-name="ce55" table:number-columns-spanned="4" table:number-rows-spanned="1"/>
          <table:covered-table-cell table:number-columns-repeated="3" table:style-name="ce55"/>
          <table:table-cell table:style-name="ce55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5"/>
          <table:table-cell table:number-columns-repeated="16375"/>
        </table:table-row>
        <table:table-row table:style-name="ro4">
          <table:covered-table-cell/>
          <table:table-cell table:style-name="ce55" table:number-columns-spanned="4" table:number-rows-spanned="1"/>
          <table:covered-table-cell table:number-columns-repeated="3" table:style-name="ce55"/>
          <table:table-cell table:style-name="ce55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5"/>
          <table:table-cell table:number-columns-repeated="16375"/>
        </table:table-row>
        <table:table-row table:style-name="ro4">
          <table:covered-table-cell/>
          <table:table-cell table:style-name="ce55" table:number-columns-spanned="4" table:number-rows-spanned="1"/>
          <table:covered-table-cell table:number-columns-repeated="3" table:style-name="ce55"/>
          <table:table-cell table:style-name="ce55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5"/>
          <table:table-cell table:number-columns-repeated="16375"/>
        </table:table-row>
        <table:table-row table:style-name="ro4">
          <table:covered-table-cell/>
          <table:table-cell table:style-name="ce55" table:number-columns-spanned="4" table:number-rows-spanned="1"/>
          <table:covered-table-cell table:number-columns-repeated="3" table:style-name="ce55"/>
          <table:table-cell table:style-name="ce55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5"/>
          <table:table-cell table:number-columns-repeated="16375"/>
        </table:table-row>
        <table:table-row table:style-name="ro4">
          <table:covered-table-cell/>
          <table:table-cell table:style-name="ce55" table:number-columns-spanned="4" table:number-rows-spanned="1"/>
          <table:covered-table-cell table:number-columns-repeated="3" table:style-name="ce55"/>
          <table:table-cell table:style-name="ce55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5"/>
          <table:table-cell table:number-columns-repeated="16375"/>
        </table:table-row>
        <table:table-row table:style-name="ro3" table:number-rows-repeated="104839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 style:data-style-name="N2" text:time-value="11:08:34.8191690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Gautier</meta:initial-creator>
    <meta:creation-date>2025-02-09T00:27:35.137676358</meta:creation-date>
    <dc:date>2025-03-02T14:16:36.896807746</dc:date>
    <dc:creator>Nicholas Gautier</dc:creator>
    <meta:editing-duration>P5DT5M25S</meta:editing-duration>
    <meta:editing-cycles>20</meta:editing-cycles>
    <meta:generator>LibreOffice/24.2.7.2$Linux_X86_64 LibreOffice_project/420$Build-2</meta:generator>
    <dc:description>Spreadsheets that illustrates how the game asset files will be organized within from the Development Environment to ZDoom ZIP Filesystem structure, as detailed in the ZDoom Wiki: https://zdoom.org/wiki/Using_ZIPs_as_WAD_replacement</dc:description>
    <dc:subject>Organize Game Asset Files into ZDoom Filesystem</dc:subject>
    <dc:title>Alphecca - Game Assets</dc:title>
    <meta:document-statistic meta:table-count="2" meta:cell-count="246" meta:object-count="0"/>
  </office:meta>
</office:document-meta>
</file>